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2.85cm" fo:min-width="24.5cm"/>
    </style:style>
    <style:style style:name="gr3" style:family="graphic" style:parent-style-name="standard">
      <style:graphic-properties draw:fill-color="#f1c40f" draw:textarea-horizontal-align="justify" draw:textarea-vertical-align="middle" draw:auto-grow-height="false" fo:min-height="3.25cm" fo:min-width="24cm"/>
    </style:style>
    <style:style style:name="gr4" style:family="graphic" style:parent-style-name="standard">
      <style:graphic-properties draw:textarea-horizontal-align="justify" draw:textarea-vertical-align="middle" draw:auto-grow-height="false" fo:min-height="11.75cm" fo:min-width="23.5cm"/>
    </style:style>
    <style:style style:name="gr5" style:family="graphic" style:parent-style-name="standard">
      <style:graphic-properties draw:fill-color="#f1c40f" draw:textarea-horizontal-align="justify" draw:textarea-vertical-align="middle" draw:auto-grow-height="false" fo:min-height="0.75cm" fo:min-width="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8" style:family="graphic" style:parent-style-name="standard">
      <style:graphic-properties draw:textarea-horizontal-align="justify" draw:textarea-vertical-align="middle" draw:auto-grow-height="false" fo:min-height="9.25cm" fo:min-width="17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" style:family="graphic" style:parent-style-name="standard">
      <style:graphic-properties draw:textarea-horizontal-align="justify" draw:textarea-vertical-align="middle" draw:auto-grow-height="false" fo:min-height="8.25cm" fo:min-width="16.472cm"/>
    </style:style>
    <style:style style:name="gr11" style:family="graphic" style:parent-style-name="standard">
      <style:graphic-properties draw:fill-color="#f1c40f" draw:textarea-horizontal-align="justify" draw:textarea-vertical-align="middle" draw:auto-grow-height="false" fo:min-height="0.75cm" fo:min-width="15.64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subtitle">
      <style:graphic-properties draw:fill-color="#ffffff" fo:min-height="14cm"/>
    </style:style>
    <style:style style:name="pr10" style:family="presentation" style:parent-style-name="midnightblue1-title">
      <style:graphic-properties fo:min-height="2.413cm"/>
    </style:style>
    <style:style style:name="pr11" style:family="presentation" style:parent-style-name="midnightblue1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1c40f"/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f1c40f"/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1c40f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margin-left="2.5cm" fo:margin-right="0cm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fo:color="#f1c40f"/>
    </style:style>
    <style:style style:name="T1" style:family="text">
      <style:text-properties fo:color="#00bdef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size="26pt" style:font-size-asian="24pt" style:font-size-complex="26pt"/>
    </style:style>
    <style:style style:name="T4" style:family="text">
      <style:text-properties fo:color="#800000" fo:font-size="22pt" style:font-size-asian="20pt" style:font-size-complex="22pt"/>
    </style:style>
    <style:style style:name="T5" style:family="text">
      <style:text-properties fo:color="#800000" fo:font-size="28pt" fo:font-weight="bold" style:font-size-asian="26pt" style:font-weight-asian="bold" style:font-size-complex="28pt" style:font-weight-complex="bold"/>
    </style:style>
    <style:style style:name="T6" style:family="text">
      <style:text-properties fo:font-size="28pt" fo:font-weight="bold" style:font-size-asian="26pt" style:font-weight-asian="bold" style:font-size-complex="28pt" style:font-weight-complex="bold"/>
    </style:style>
    <style:style style:name="T7" style:family="text">
      <style:text-properties fo:font-size="28pt" fo:font-weight="normal" style:font-size-asian="26pt" style:font-weight-asian="normal" style:font-size-complex="28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fo:font-size="28pt" fo:font-weight="normal" style:font-size-asian="26pt" style:font-weight-asian="normal" style:font-size-complex="28pt" style:font-weight-complex="normal"/>
    </style:style>
    <style:style style:name="T10" style:family="text">
      <style:text-properties fo:font-size="26pt" fo:font-weight="normal" style:font-size-asian="24pt" style:font-weight-asian="normal" style:font-size-complex="26pt" style:font-weight-complex="normal"/>
    </style:style>
    <style:style style:name="T11" style:family="text">
      <style:text-properties fo:color="#800000" fo:font-size="26pt" fo:font-weight="normal" style:font-size-asian="24pt" style:font-weight-asian="normal" style:font-size-complex="26pt" style:font-weight-complex="normal"/>
    </style:style>
    <style:style style:name="T12" style:family="text">
      <style:text-properties fo:color="#800000" fo:font-size="22pt" fo:font-weight="normal" style:font-size-asian="20pt" style:font-weight-asian="normal" style:font-size-complex="22pt" style:font-weight-complex="normal"/>
    </style:style>
    <style:style style:name="T13" style:family="text">
      <style:text-properties fo:color="#27ae60"/>
    </style:style>
    <style:style style:name="T14" style:family="text">
      <style:text-properties fo:font-size="24pt" style:font-size-asian="22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6pt" fo:font-weight="bold" style:font-size-asian="24pt" style:font-weight-asian="bold" style:font-size-complex="26pt" style:font-weight-complex="bold"/>
    </style:style>
    <style:style style:name="T18" style:family="text">
      <style:text-properties fo:font-size="24pt" fo:font-weight="bold" style:font-size-asian="22pt" style:font-weight-asian="bold" style:font-size-complex="24pt" style:font-weight-complex="bold"/>
    </style:style>
    <style:style style:name="T19" style:family="text">
      <style:text-properties fo:font-size="20pt" fo:font-weight="bold" style:font-size-asian="18pt" style:font-weight-asian="bold" style:font-size-complex="20pt" style:font-weight-complex="bold"/>
    </style:style>
    <style:style style:name="T20" style:family="text">
      <style:text-properties fo:font-size="22pt" fo:font-weight="bold" style:font-size-asian="20pt" style:font-weight-asian="bold" style:font-size-complex="22pt" style:font-weight-complex="bold"/>
    </style:style>
    <style:style style:name="T21" style:family="text">
      <style:text-properties fo:color="#2ecc71"/>
    </style:style>
    <style:style style:name="T22" style:family="text">
      <style:text-properties fo:color="#e74c3c"/>
    </style:style>
    <style:style style:name="T23" style:family="text">
      <style:text-properties fo:color="#2d2d2d" fo:font-weight="normal" fo:background-color="transparent" style:font-weight-asian="normal" style:font-weight-complex="normal"/>
    </style:style>
    <style:style style:name="T24" style:family="text">
      <style:text-properties style:use-window-font-color="true" fo:font-size="25.5pt" fo:font-weight="normal" style:font-size-asian="25.5pt" style:font-weight-asian="normal" style:font-size-complex="25.5pt" style:font-weight-complex="normal"/>
    </style:style>
    <style:style style:name="T25" style:family="text">
      <style:text-properties fo:color="#000000" fo:font-size="25.5pt" fo:font-weight="normal" fo:background-color="transparent" style:font-size-asian="25.5pt" style:font-weight-asian="normal" style:font-size-complex="25.5pt" style:font-weight-complex="normal"/>
    </style:style>
    <style:style style:name="T26" style:family="text">
      <style:text-properties fo:color="#800000" fo:font-size="25.5pt" fo:font-weight="normal" fo:background-color="transparent" style:font-size-asian="25.5pt" style:font-weight-asian="normal" style:font-size-complex="25.5pt" style:font-weight-complex="normal"/>
    </style:style>
    <style:style style:name="T27" style:family="text">
      <style:text-properties fo:color="#2ecc71" fo:font-size="25.5pt" fo:font-weight="normal" fo:background-color="transparent" style:font-size-asian="25.5pt" style:font-weight-asian="normal" style:font-size-complex="25.5pt" style:font-weight-complex="normal"/>
    </style:style>
    <style:style style:name="T28" style:family="text">
      <style:text-properties fo:color="#f1c40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Taasika Implementation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Taasika Implementation: File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rief description of various files in th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imetable.php (150 lines)</text:p>
                <text:list>
                  <text:list-item>
                    <text:p>The only php page which is accessible over web</text:p>
                  </text:list-item>
                  <text:list-item>
                    <text:p>Calls code in other files</text:p>
                  </text:list-item>
                </text:list>
              </text:list-item>
              <text:list-item>
                <text:p>db.php (100 lines)</text:p>
                <text:list>
                  <text:list-item>
                    <text:p>Database connection</text:p>
                  </text:list-item>
                  <text:list-item>
                    <text:p>Fetching data, updating data in database</text:p>
                  </text:list-item>
                </text:list>
              </text:list-item>
              <text:list-item>
                <text:p>common.php (100 lines)</text:p>
                <text:list>
                  <text:list-item>
                    <text:p>Common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dex.php (24 lines)</text:p>
                <text:list>
                  <text:list-item>
                    <text:p>Dummy, just redirects to timetable.php</text:p>
                  </text:list-item>
                </text:list>
              </text:list-item>
              <text:list-item>
                <text:p>snapshot.php (700 lines)</text:p>
                <text:list>
                  <text:list-item>
                    <text:p>Save a snapshot</text:p>
                  </text:list-item>
                  <text:list-item>
                    <text:p>Save new snapshot is large code</text:p>
                  </text:list-item>
                </text:list>
              </text:list-item>
              <text:list-item>
                <text:p>install.php (250 lines)</text:p>
                <text:list>
                  <text:list-item>
                    <text:p>Install the software using web based interface</text:p>
                  </text:list-item>
                </text:list>
              </text:list-item>
              <text:list-item>
                <text:p>forms.php (1200 lines)</text:p>
                <text:list>
                  <text:list-item>
                    <text:p>Generate HTML code for various forms to get configuration from user (teachers, subjects, …, mappings, etc.)</text:p>
                  </text:list-item>
                  <text:list-item>
                    <text:p>Called from timetable.php</text:p>
                  </text:list-item>
                  <text:list-item>
                    <text:p>Largest code code, repetitiv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port.php (600 lines)</text:p>
                <text:list>
                  <text:list-item>
                    <text:p>Export timetable in XLSX form</text:p>
                  </text:list-item>
                </text:list>
              </text:list-item>
              <text:list-item>
                <text:p>exportpdf.php (550 lines)</text:p>
                <text:list>
                  <text:list-item>
                    <text:p>Export timetable in PDF form</text:p>
                  </text:list-item>
                </text:list>
              </text:list-item>
              <text:list-item>
                <text:p>exportsql.php (100 lines)</text:p>
                <text:list>
                  <text:list-item>
                    <text:p>Export the database as SQL file</text:p>
                  </text:list-item>
                  <text:list-item>
                    <text:p>Useful for developer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imetable.css</text:p>
                <text:list>
                  <text:list-item>
                    <text:p>CSS file for entire code</text:p>
                  </text:list-item>
                </text:list>
              </text:list-item>
              <text:list-item>
                <text:p>timetable.log</text:p>
                <text:list>
                  <text:list-item>
                    <text:p>Log generated by the code: Basically various debug print statements write to this file</text:p>
                  </text:list-item>
                  <text:list-item>
                    <text:p>Useful in debuggi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: <text:s text:c="2"/><text:span text:style-name="T1">./html/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menuoptions.html, header.html</text:p>
                <text:list>
                  <text:list-item>
                    <text:p>Used by timetable.php to generate the page</text:p>
                  </text:list-item>
                  <text:list-item>
                    <text:p>Fixed HTML part of the page that you see</text:p>
                  </text:list-item>
                </text:list>
              </text:list-item>
              <text:list-item>
                <text:p>userForm.html , configFIleForm.html, deptForm.html</text:p>
                <text:list>
                  <text:list-item>
                    <text:p>Used in the installation process to read user, dept and config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: <text:s/><text:span text:style-name="T1">./db-scripts/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2">Database-create.sql</text:span></text:p>
                <text:list>
                  <text:list-item>
                    <text:p><text:span text:style-name="T3">The sql commands to create the database</text:span></text:p>
                  </text:list-item>
                </text:list>
              </text:list-item>
              <text:list-item>
                <text:p><text:span text:style-name="T2">schema.sql</text:span></text:p>
                <text:list>
                  <text:list-item>
                    <text:p><text:span text:style-name="T3">The sql commands to create the database tables</text:span></text:p>
                  </text:list-item>
                </text:list>
              </text:list-item>
              <text:list-item>
                <text:p><text:span text:style-name="T2">triggers.sql</text:span></text:p>
                <text:list>
                  <text:list-item>
                    <text:p><text:span text:style-name="T3">SQL triggers to check any wrong entries being inserted in </text:span><text:span text:style-name="T3">database</text:span></text:p>
                    <text:list>
                      <text:list-item>
                        <text:p><text:span text:style-name="T4">The graphical interface can be buggy</text:span></text:p>
                      </text:list-item>
                    </text:list>
                  </text:list-item>
                  <text:list-item>
                    <text:p><text:span text:style-name="T3">Quite inadequate co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: <text:s/><text:span text:style-name="T1">./js/</text:span></text:p>
          </draw:text-box>
        </draw:frame>
        <draw:frame presentation:style-name="pr7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2">timetable.js</text:span></text:p>
                <text:list>
                  <text:list-item>
                    <text:p><text:span text:style-name="T2">Single most important file</text:span></text:p>
                  </text:list-item>
                  <text:list-item>
                    <text:p><text:span text:style-name="T2">The main logic of displaying the table, making entries in </text:span><text:span text:style-name="T2">the table</text:span></text:p>
                  </text:list-item>
                  <text:list-item>
                    <text:p><text:span text:style-name="T2">Javascript, Jquery mixed</text:span></text:p>
                  </text:list-item>
                </text:list>
              </text:list-item>
              <text:list-item>
                <text:p><text:span text:style-name="T2">forms.js</text:span></text:p>
                <text:list>
                  <text:list-item>
                    <text:p><text:span text:style-name="T2">Handling user input on all configuration input forms</text:span></text:p>
                  </text:list-item>
                  <text:list-item>
                    <text:p><text:span text:style-name="T2">Almost 1-1 mapping with forms.php code </text:span></text:p>
                  </text:list-item>
                </text:list>
              </text:list-item>
              <text:list-item>
                <text:p><text:span text:style-name="T2">Jquery.js : obvious!</text:span></text:p>
              </text:list-item>
              <text:list-item>
                <text:p><text:span text:style-name="T2">Shortcut.js: <text:s/>library to handle keyboard shortcuts <text:s/>like ctrl-s</text:span></text:p>
              </text:list-item>
              <text:list-item>
                <text:p><text:span text:style-name="T2">Select2/ folder: <text:s text:c="3"/>Better handling of ‘select’ box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: <text:s/><text:span text:style-name="T1">Library folder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PHPExcel</text:span></text:p>
                <text:list>
                  <text:list-item>
                    <text:p><text:span text:style-name="T3">Library to create Excelx files</text:span></text:p>
                  </text:list-item>
                  <text:list-item>
                    <text:p><text:span text:style-name="T3">LGPL licensed code</text:span></text:p>
                  </text:list-item>
                </text:list>
              </text:list-item>
              <text:list-item>
                <text:p><text:span text:style-name="T2">fpdf181 </text:span></text:p>
                <text:list>
                  <text:list-item>
                    <text:p><text:span text:style-name="T3">Libraries to create PDF files</text:span></text:p>
                  </text:list-item>
                  <text:list-item>
                    <text:p><text:span text:style-name="T3">custom Free software license</text:span></text:p>
                  </text:list-item>
                </text:list>
              </text:list-item>
              <text:list-item>
                <text:p><text:span text:style-name="T2">fpdf-easytable</text:span></text:p>
                <text:list>
                  <text:list-item>
                    <text:p><text:span text:style-name="T3">Public domain</text:span></text:p>
                  </text:list-item>
                  <text:list-item>
                    <text:p><text:span text:style-name="T3">Create tables as part of f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Taasika Implementation: Function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rief description of various functions in th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CFG objec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The global CFG object for PHP code</text:span></text:p>
              </text:list-item>
              <text:list-item>
                <text:p><text:span text:style-name="T2">Accessible whenever required</text:span></text:p>
              </text:list-item>
              <text:list-item>
                <text:p><text:span text:style-name="T2">Contains</text:span></text:p>
                <text:list>
                  <text:list-item>
                    <text:p><text:span text:style-name="T2">Database name, port, login, password, etc. </text:span></text:p>
                  </text:list-item>
                  <text:list-item>
                    <text:p><text:span text:style-name="T2">Log file name</text:span></text:p>
                  </text:list-item>
                  <text:list-item>
                    <text:p><text:span text:style-name="T2">Can be extended to store more fiel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database function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ll PHP code calls these database functions to get data from </text:span><text:span text:style-name="T2">database</text:span></text:p>
              </text:list-item>
              <text:list-item>
                <text:p><text:span text:style-name="T2">dbConnect()</text:span></text:p>
                <text:list>
                  <text:list-item>
                    <text:p><text:span text:style-name="T2">Creates a connection to the database, stores the </text:span><text:span text:style-name="T2">connection in CFG</text:span></text:p>
                    <text:list>
                      <text:list-item>
                        <text:p><text:span text:style-name="T2">No need to connect twice if <text:s/>more than 1 query to be </text:span><text:span text:style-name="T2">handled in one web-reques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qlGetAllRows()</text:span></text:p>
                <text:list>
                  <text:list-item>
                    <text:p><text:span text:style-name="T2">runs a select query and returns result as array </text:span></text:p>
                  </text:list-item>
                </text:list>
              </text:list-item>
              <text:list-item>
                <text:p><text:span text:style-name="T2">sqlGetOneRow()</text:span></text:p>
                <text:list>
                  <text:list-item>
                    <text:p><text:span text:style-name="T2">runs a select SQL query and returns result only if 1 row </text:span><text:span text:style-name="T2">was found else dies</text:span></text:p>
                  </text:list-item>
                </text:list>
              </text:list-item>
              <text:list-item>
                <text:p><text:span text:style-name="T2">sqlUpdate()</text:span></text:p>
                <text:list>
                  <text:list-item>
                    <text:p><text:span text:style-name="T2">runs a update SQL query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common function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getArgument()</text:span></text:p>
                <text:list>
                  <text:list-item>
                    <text:p><text:span text:style-name="T2">gets an argument from $_POST <text:s/>or $_GET (whichever is </text:span><text:span text:style-name="T2">set) else returns “” </text:span></text:p>
                  </text:list-item>
                  <text:list-item>
                    <text:p><text:span text:style-name="T2">Note: doesn’t return NULL</text:span></text:p>
                  </text:list-item>
                </text:list>
              </text:list-item>
              <text:list-item>
                <text:p><text:span text:style-name="T2">getOneTable()</text:span></text:p>
                <text:list>
                  <text:list-item>
                    <text:p><text:span text:style-name="T2">fetches table given by ‘tableName’ argument and returns </text:span><text:span text:style-name="T2">as JSON</text:span></text:p>
                  </text:list-item>
                </text:list>
              </text:list-item>
              <text:list-item>
                <text:p><text:span text:style-name="T2">getDataTables()</text:span></text:p>
                <text:list>
                  <text:list-item>
                    <text:p><text:span text:style-name="T2">fetches tables: teacher, class, …, sct, sbt, osbt, fixedEntry</text:span></text:p>
                  </text:list-item>
                  <text:list-item>
                    <text:p><text:span text:style-name="T2">All except ‘timeTable’ </text:span></text:p>
                  </text:list-item>
                  <text:list-item>
                    <text:p><text:span text:style-name="T2">returns as JSON: <text:s/>lot of data sent! </text:span></text:p>
                  </text:list-item>
                </text:list>
              </text:list-item>
              <text:list-item>
                <text:p><text:span text:style-name="T2">ttlog() : logging functio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php: Basic functionality</text:p>
          </draw:text-box>
        </draw:frame>
        <draw:frame presentation:style-name="pr9" draw:text-style-name="P3" draw:layer="layout" svg:width="26cm" svg:height="14cm" svg:x="1cm" svg:y="5.5cm" presentation:class="subtitle" presentation:user-transformed="true">
          <draw:text-box>
            <text:p text:style-name="P2"><text:span text:style-name="T2">formsHTML: HTML generated to show ‘configuration’ forms</text:span></text:p>
            <text:p text:style-name="P2"><text:span text:style-name="T2">menuoptions.html: Placeholder HTML for the main timeTable </text:span></text:p>
            <text:p text:style-name="P2"/>
            <text:p text:style-name="P2"><text:span text:style-name="T5">job of timetable.php </text:span></text:p>
            <text:p text:style-name="P2"><text:span text:style-name="T6">Either echo</text:span></text:p>
            <text:p text:style-name="P2"><text:span text:style-name="T3">header.html + formsHTML <text:s/>+ menutoptions.html + “wait” message </text:span><text:span text:style-name="T2"><text:s/>→ This is the page that you see</text:span></text:p>
            <text:p text:style-name="P2"><text:span text:style-name="T6">Or </text:span></text:p>
            <text:p text:style-name="P2"><text:span text:style-name="T7">get the “POST” request and call appropriate function</text:span></text:p>
            <text:p text:style-name="P2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php: Basic functionality</text:p>
          </draw:text-box>
        </draw:frame>
        <draw:frame presentation:style-name="pr9" draw:text-style-name="P3" draw:layer="layout" svg:width="26cm" svg:height="14cm" svg:x="1cm" svg:y="5.5cm" presentation:class="subtitle" presentation:user-transformed="true">
          <draw:text-box>
            <text:p text:style-name="P2"><text:span text:style-name="T9">getTimeTable() function</text:span></text:p>
            <text:p text:style-name="P2"><text:span text:style-name="T7"/></text:p>
            <text:p text:style-name="P2"><text:span text:style-name="T7">Returns a timeTable <text:s/>table, as JSON, identified using</text:span></text:p>
            <text:p text:style-name="P2"><text:span text:style-name="T7">snapshotId obtained as POST argu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s.php<text:line-break/>Basically SQL queries per table</text:p>
          </draw:text-box>
        </draw:frame>
        <draw:frame presentation:style-name="pr9" draw:text-style-name="P3" draw:layer="layout" svg:width="26cm" svg:height="14cm" svg:x="1cm" svg:y="5.496cm" presentation:class="subtitle" presentation:user-transformed="true">
          <draw:text-box>
            <text:p text:style-name="P2"><text:span text:style-name="T10">insert, update, delete functions for each table</text:span></text:p>
            <text:p text:style-name="P2"><text:span text:style-name="T10">E.g. teacherInsert(), teacherUpdate(), teacherDelete()</text:span></text:p>
            <text:p text:style-name="P2"><text:span text:style-name="T7"/></text:p>
            <text:p text:style-name="P2"><text:span text:style-name="T11">Always called from timetable.php as a POST request</text:span></text:p>
            <text:p text:style-name="P2"><text:span text:style-name="T9"/></text:p>
            <text:p text:style-name="P2"><text:span text:style-name="T10">POST request is sent using AJAX from ‘configuration’ menu forms</text:span></text:p>
            <text:p text:style-name="P2"><text:span text:style-name="T7"/></text:p>
            <text:p text:style-name="P2"><text:span text:style-name="T10">Each function code:</text:span></text:p>
            <text:p text:style-name="P2"><text:span text:style-name="T12"><text:tab/></text:span><text:span text:style-name="T12">getArguments</text:span></text:p>
            <text:p text:style-name="P2"><text:span text:style-name="T12"><text:tab/></text:span><text:span text:style-name="T12">prepare SQL Query and run</text:span></text:p>
            <text:p text:style-name="P2"><text:span text:style-name="T12"><text:tab/></text:span><text:span text:style-name="T12">get result</text:span></text:p>
            <text:p text:style-name="P2"><text:span text:style-name="T12"><text:tab/></text:span><text:span text:style-name="T12">return result as J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" presentation:presentation-page-layout-name="AL2T1">
        <office:forms form:automatic-focus="false" form:apply-design-mode="false"/>
        <draw:frame presentation:style-name="pr10" draw:layer="layout" svg:width="26cm" svg:height="2.663cm" svg:x="1cm" svg:y="10.5cm" presentation:class="title">
          <draw:text-box>
            <text:p>timetable.js</text:p>
          </draw:text-box>
        </draw:frame>
        <draw:frame presentation:style-name="pr11" draw:layer="layout" svg:width="26cm" svg:height="5.5cm" svg:x="1cm" svg:y="14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 most important part of code</text:p>
              </text:list-item>
              <text:list-item>
                <text:p>First understand the implementation of taasika code</text:p>
                <text:list>
                  <text:list-item>
                    <text:p>After loading the timetable.php page, see the source code of that page (right click in browser, “view page source”)</text:p>
                  </text:list-item>
                  <text:list-item>
                    <text:p>You will see the following:</text:p>
                    <text:list>
                      <text:list-item>
                        <text:p>A small HTML page, with no data in it showing any ‘timetable’</text:p>
                      </text:list-item>
                      <text:list-item>
                        <text:p>class “inputForm” divs for each of the configuration Forms</text:p>
                      </text:list-item>
                      <text:list-item>
                        <text:p>an empty table with id “mainTimeTable”</text:p>
                      </text:list-item>
                      <text:list-item>
                        <text:p>divs with class “selection-menu”, one for each select menu on top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hen page is sent by the server, it only contains placeholder HTML code and </text:p>
                <text:list>
                  <text:list-item>
                    <text:p>timetable.js ! </text:p>
                  </text:list-item>
                </text:list>
              </text:list-item>
              <text:list-item>
                <text:p>Last line in timetable.js</text:p>
                <text:list>
                  <text:list-item>
                    <text:p>window.onload = load()</text:p>
                  </text:list-item>
                </text:list>
              </text:list-item>
              <text:list-item>
                <text:p>The load function is called after page is loaded and it does the following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: load() fun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hecks if installation is proper</text:p>
                <text:list>
                  <text:list-item>
                    <text:p>Every time when you load timetable.php! </text:p>
                  </text:list-item>
                  <text:list-item>
                    <text:p>This is done by sending AJAX query to server and server tells is everything is proper</text:p>
                  </text:list-item>
                </text:list>
              </text:list-item>
              <text:list-item>
                <text:p>Fetches entire dept, config, snapshot table. </text:p>
                <text:list>
                  <text:list-item>
                    <text:p>currentSnapshotName, currentSnapshotId is set to snapshot[0]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: load() fun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alls loadNewSnapshot() </text:p>
                <text:list>
                  <text:list-item>
                    <text:p>snapshot means: all tables, including timeTable</text:p>
                  </text:list-item>
                  <text:list-item>
                    <text:p>which function must be called? </text:p>
                    <text:list>
                      <text:list-item>
                        <text:p>Answer: </text:p>
                      </text:list-item>
                      <text:list-item>
                        <text:p>1) getDataTables()</text:p>
                        <text:list>
                          <text:list-item>
                            <text:p>Same function name in timetable.js and common.php</text:p>
                          </text:list-item>
                        </text:list>
                      </text:list-item>
                      <text:list-item>
                        <text:p>2) getTimeTable()</text:p>
                        <text:list>
                          <text:list-item>
                            <text:p>same function name in timetable.js and timetable.php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: After load(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ll tables of the snapshot are available in the browser now !</text:p>
              </text:list-item>
              <text:list-item>
                <text:p>Now loadNewSnapshot() calls</text:p>
                <text:list>
                  <text:list-item>
                    <text:p>loadSelectMenus()</text:p>
                    <text:list>
                      <text:list-item>
                        <text:p>Creates the select menus from teacher/class, etc. tables</text:p>
                      </text:list-item>
                    </text:list>
                  </text:list-item>
                  <text:list-item>
                    <text:p>loadSnapshotMenu()</text:p>
                    <text:list>
                      <text:list-item>
                        <text:p>creates the snapshot menu entries</text:p>
                      </text:list-item>
                    </text:list>
                  </text:list-item>
                  <text:list-item>
                    <text:p>fillTable2()</text:p>
                    <text:list>
                      <text:list-item>
                        <text:p>Creates the timetable display in id=‘mainTimeTable’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: After load(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f you do “view page source”</text:p>
                <text:list>
                  <text:list-item>
                    <text:p>You will see only the HTML sent by server</text:p>
                  </text:list-item>
                </text:list>
              </text:list-item>
              <text:list-item>
                <text:p>If you see the DOM using Developers Tools</text:p>
                <text:list>
                  <text:list-item>
                    <text:p>You will see all the HTML generated for ‘mainTimeTable’ and menus </text:p>
                  </text:list-item>
                  <text:list-item>
                    <text:p>This is all done in Javascrip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: After load(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ny activity of the user … Calls the appropriate javascript function</text:p>
                <text:list>
                  <text:list-item>
                    <text:p>( for example) activities</text:p>
                    <text:list>
                      <text:list-item>
                        <text:p>Selecting a select-menu</text:p>
                      </text:list-item>
                      <text:list-item>
                        <text:p>Selecting configuration menu option</text:p>
                      </text:list-item>
                      <text:list-item>
                        <text:p>Making an entry in the ‘mainTimeTable’</text:p>
                      </text:list-item>
                    </text:list>
                  </text:list-item>
                  <text:list-item>
                    <text:p>The called function changes the DOM to change your display</text:p>
                  </text:list-item>
                  <text:list-item>
                    <text:p>If needed calls AJAX query to insert data in data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: After load(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1) Any changes to configuration menu items</text:p>
                <text:list>
                  <text:list-item>
                    <text:p>insert teacher, delete room, etc. </text:p>
                  </text:list-item>
                  <text:list-item>
                    <text:p>Are immediately reflected in database using AJAX query</text:p>
                  </text:list-item>
                </text:list>
              </text:list-item>
              <text:list-item>
                <text:p>2) Any changes to ‘mainTimeTable’</text:p>
                <text:list>
                  <text:list-item>
                    <text:p>are (as of now) not reflected in database immediately. They are saved in locally available ‘timeTable’</text:p>
                  </text:list-item>
                  <text:list-item>
                    <text:p>When you click ‘save’, then entire timeTable is sent to server and database is updated.</text:p>
                  </text:list-item>
                </text:list>
              </text:list-item>
              <text:list-item>
                <text:p>Why?</text:p>
                <text:list>
                  <text:list-item>
                    <text:p>To optimally use network bandwidth </text:p>
                  </text:list-item>
                  <text:list-item>
                    <text:p>(1) configuration menu related changes are small changes <text:s/></text:p>
                  </text:list-item>
                  <text:list-item>
                    <text:p>(2) were expected to be large changes as timeTable maker will keep making many entries fast and generate lot of schedul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: <text:s/>The ‘save’ button, keep it or not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Design can change!</text:p>
              </text:list-item>
              <text:list-item>
                <text:p>We can save every timeTable entry in database immediately as well</text:p>
                <text:list>
                  <text:list-item>
                    <text:p>Not sure of performance issues after this!</text:p>
                  </text:list-item>
                </text:list>
              </text:list-item>
              <text:list-item>
                <text:p>Simplifies some work</text:p>
                <text:list>
                  <text:list-item>
                    <text:p>Slightely complicated issue of knowing ‘ttID’ in browser after inserting an entry, will be discussed later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: <text:s/>Main global variabl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atabase, dept, config, <text:span text:style-name="T13">classTable</text:span>, subject, … </text:p>
                <text:list>
                  <text:list-item>
                    <text:p>One per database table, loaded in browser </text:p>
                  </text:list-item>
                  <text:list-item>
                    <text:p>‘class’ is a keyword :-( , so only this table has a different name</text:p>
                  </text:list-item>
                </text:list>
              </text:list-item>
              <text:list-item>
                <text:p>currentSnapshotId, currentSnapshotName, </text:p>
                <text:list>
                  <text:list-item>
                    <text:p>currently loaded snapshot info</text:p>
                  </text:list-item>
                </text:list>
              </text:list-item>
              <text:list-item>
                <text:p>currentConfigId, currentDeptId</text:p>
                <text:list>
                  <text:list-item>
                    <text:p>currently loaded config and dept, as of now they are taken as the [0]’th <text:s/>entries of the DB tables, as we don’t have multi dept/config support.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: <text:s/>Main global variabl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ype</text:p>
                <text:list>
                  <text:list-item>
                    <text:p>Which type of timeTable is being shown right now?</text:p>
                  </text:list-item>
                  <text:list-item>
                    <text:p>possible values: “class”, “batch”, “room”, “teacher”</text:p>
                  </text:list-item>
                </text:list>
              </text:list-item>
              <text:list-item>
                <text:p>currTableId</text:p>
                <text:list>
                  <text:list-item>
                    <text:p>depending on the ‘type’, ‘value’ of exact table loaded</text:p>
                  </text:list-item>
                  <text:list-item>
                    <text:p>values of the specific classShortName, teacherShortName </text:p>
                  </text:list-item>
                  <text:list-item>
                    <text:p>possible values: e.g. “SYCE”, “Abhijit”, “DSA”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: <text:s/>Main global variabl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upportObject</text:p>
                <text:list>
                  <text:list-item>
                    <text:p>The ‘object’ related to currently loaded timeTable</text:p>
                  </text:list-item>
                  <text:list-item>
                    <text:p>if <text:s/>teacher-Abhijit’s timeTable is loaded, then the object for teacher-Abhijit</text:p>
                  </text:list-item>
                  <text:list-item>
                    <text:p>getSupportObject() function</text:p>
                    <text:list>
                      <text:list-item>
                        <text:p>Looks at current type + currTableId and fills the ‘supportObject’</text:p>
                      </text:list-item>
                    </text:list>
                  </text:list-item>
                </text:list>
              </text:list-item>
              <text:list-item>
                <text:p>NoOfSlots</text:p>
                <text:list>
                  <text:list-item>
                    <text:p>No. of slots , obtained from config 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: <text:s/>Main global variabl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electedCell ; prevBorder; copyCell; dragSrcEl ; srcI, srcSlotEntry;</text:p>
                <text:list>
                  <text:list-item>
                    <text:p>Variables used by drag and drop code </text:p>
                  </text:list-item>
                  <text:list-item>
                    <text:p>Related functions</text:p>
                    <text:list>
                      <text:list-item>
                        <text:p>dropHandler(), dragEndHandler(), dragLeaveHandler(), dragOverHandler(), dragEnterHandler(), dragStartHandler()</text:p>
                      </text:list-item>
                    </text:list>
                  </text:list-item>
                </text:list>
              </text:list-item>
              <text:list-item>
                <text:p>dirtyTable</text:p>
                <text:list>
                  <text:list-item>
                    <text:p>set to 1 if ‘timeTable’ was modified</text:p>
                  </text:list-item>
                  <text:list-item>
                    <text:p>can save the work of saving snapshot if set to 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<text:line-break/>the design of ‘mainTimeTable’</text:p>
          </draw:text-box>
        </draw:frame>
        <draw:custom-shape draw:style-name="gr2" draw:text-style-name="P4" draw:layer="layout" svg:width="25cm" svg:height="13.1cm" svg:x="2cm" svg:y="5cm">
          <text:p text:style-name="P4"><text:span text:style-name="T3">outerTable</text:span></text:p>
          <text:p text:style-name="P4"/>
          <text:p text:style-name="P4"/>
          <text:p text:style-name="P4"/>
          <text:p text:style-name="P4"><text:span text:style-name="T3"><text:tab/></text:span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5cm" svg:height="3.5cm" svg:x="2.2cm" svg:y="6.4cm">
          <text:p text:style-name="P4"><text:span text:style-name="T14">Row: Title, Configuration Menus, Warning, Tra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4.5cm" svg:height="3.5cm" svg:x="2.2cm" svg:y="10.5cm">
          <text:p text:style-name="P6"><text:span text:style-name="T15">Row: Selection Menu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5cm" svg:height="3.5cm" svg:x="2.2cm" svg:y="14.4cm">
          <text:p text:style-name="P4"><text:span text:style-name="T14">Row: mainTimeTabl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<text:line-break/>the design of ‘mainTimeTable’</text:p>
          </draw:text-box>
        </draw:frame>
        <draw:custom-shape draw:style-name="gr2" draw:text-style-name="P4" draw:layer="layout" svg:width="25cm" svg:height="13.1cm" svg:x="3cm" svg:y="5cm">
          <text:p text:style-name="P4"><text:span text:style-name="T14">mainTimeTable</text:span></text:p>
          <text:p text:style-name="P4"/>
          <text:p text:style-name="P4"/>
          <text:p text:style-name="P4"/>
          <text:p text:style-name="P4"><text:span text:style-name="T14"><text:tab/></text:span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cm" svg:height="12cm" svg:x="3.5cm" svg:y="6cm">
          <text:p text:style-name="P4">timeTabl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7cm">
          <text:p text:style-name="P4">row <text:s/>id: row1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8cm">
          <text:p text:style-name="P4">row <text:s/>id: row1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9cm">
          <text:p text:style-name="P4">row <text:s/>id: row1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10cm">
          <text:p text:style-name="P4">row <text:s/>id: row2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11cm">
          <text:p text:style-name="P4">row <text:s/>id: row2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11.9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3.8cm" svg:y="12.9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4cm" svg:y="15cm">
          <text:p text:style-name="P4">row <text:s/>id: row5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4cm" svg:y="16cm">
          <text:p text:style-name="P4">row <text:s/>id: row5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5cm" svg:height="1cm" svg:x="4cm" svg:y="17cm">
          <text:p text:style-name="P4">row <text:s/>id: row52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cm" svg:height="14.669cm" svg:x="0cm" svg:y="5cm">
          <draw:text-box>
            <text:p text:style-name="P8"><text:span text:style-name="T16">10, 11, 12: Rows for Monday</text:span></text:p>
            <text:p text:style-name="P8"><text:span text:style-name="T16"/></text:p>
            <text:p text:style-name="P8"><text:span text:style-name="T16">20, 21, 22: For Tuesday, etc.</text:span></text:p>
            <text:p text:style-name="P8"><text:span text:style-name="T16"/></text:p>
            <text:p text:style-name="P8"><text:span text:style-name="T16">No. of rows per day = max. no. of batches in the cl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<text:line-break/>the design of ‘mainTimeTable’</text:p>
          </draw:text-box>
        </draw:frame>
        <draw:custom-shape draw:style-name="gr7" draw:text-style-name="P4" draw:layer="layout" svg:width="3.5cm" svg:height="2cm" svg:x="4.1cm" svg:y="6cm">
          <text:p text:style-name="P4">cell_1_0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7.6cm" svg:y="6cm">
          <text:p text:style-name="P4">cell_1_1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11.1cm" svg:y="6cm">
          <text:p text:style-name="P4">cell_1_2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20.1cm" svg:y="6cm">
          <text:p text:style-name="P4">cell_1_11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15.1cm" svg:y="6cm">
          <text:p text:style-name="P4">...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5cm" svg:height="1.052cm" svg:x="1cm" svg:y="6.5cm">
          <draw:text-box>
            <text:p>row10</text:p>
          </draw:text-box>
        </draw:frame>
        <draw:custom-shape draw:style-name="gr7" draw:text-style-name="P4" draw:layer="layout" svg:width="3.5cm" svg:height="2cm" svg:x="4.001cm" svg:y="8.4cm">
          <text:p text:style-name="P4">cell_1_0_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7.501cm" svg:y="8.4cm">
          <text:p text:style-name="P4">cell_1_1_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11.001cm" svg:y="8.4cm">
          <text:p text:style-name="P4">cell_1_2_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20.001cm" svg:y="8.4cm">
          <text:p text:style-name="P4">cell_1_11_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15.001cm" svg:y="8.4cm">
          <text:p text:style-name="P4">...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5cm" svg:height="1.052cm" svg:x="0.901cm" svg:y="8.9cm">
          <draw:text-box>
            <text:p>row11</text:p>
          </draw:text-box>
        </draw:frame>
        <draw:custom-shape draw:style-name="gr7" draw:text-style-name="P4" draw:layer="layout" svg:width="3.5cm" svg:height="2cm" svg:x="4.101cm" svg:y="13.5cm">
          <text:p text:style-name="P4">cell_5_0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7.601cm" svg:y="13.5cm">
          <text:p text:style-name="P4">cell_5_1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11.101cm" svg:y="13.5cm">
          <text:p text:style-name="P4">cell_5_2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20.101cm" svg:y="13.5cm">
          <text:p text:style-name="P4">cell_5_11_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2cm" svg:x="15.101cm" svg:y="13.5cm">
          <text:p text:style-name="P4">...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5cm" svg:height="1.052cm" svg:x="1.001cm" svg:y="14cm">
          <draw:text-box>
            <text:p>row5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<text:line-break/>the design of ‘mainTimeTable’</text:p>
          </draw:text-box>
        </draw:frame>
        <draw:custom-shape draw:style-name="gr8" draw:text-style-name="P4" draw:layer="layout" svg:width="17.8cm" svg:height="9.5cm" svg:x="0.7cm" svg:y="7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004cm" svg:height="1.407cm" svg:x="3.598cm" svg:y="5.5cm">
          <draw:text-box>
            <text:p text:style-name="P11"><text:span text:style-name="T17">cell_1_0_0</text:span></text:p>
          </draw:text-box>
        </draw:frame>
        <draw:custom-shape draw:style-name="gr10" draw:text-style-name="P11" draw:layer="layout" svg:width="16.972cm" svg:height="8.5cm" svg:x="1.114cm" svg:y="8cm">
          <text:p text:style-name="P4"><text:span text:style-name="T18">slottable_1_0_0</text:span></text:p>
          <text:p text:style-name="P4"><text:span text:style-name="T16"/></text:p>
          <text:p text:style-name="P4"><text:span text:style-name="T16"/></text:p>
          <text:p text:style-name="P4"><text:span text:style-name="T16"/></text:p>
          <text:p text:style-name="P4"><text:span text:style-name="T16"/></text:p>
          <text:p text:style-name="P4"><text:span text:style-name="T16"/></text:p>
          <text:p text:style-name="P4"><text:span text:style-name="T16"/></text:p>
          <text:p text:style-name="P4"><text:span text:style-name="T16"/></text:p>
          <text:p text:style-name="P4"><text:span text:style-name="T16"/></text:p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.144cm" svg:height="1cm" svg:x="1.528cm" svg:y="9.6cm">
          <text:p text:style-name="P4"><text:span text:style-name="T19">subject_1_0_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.144cm" svg:height="1cm" svg:x="1.528cm" svg:y="10.6cm">
          <text:p text:style-name="P4"><text:span text:style-name="T19">batch_1_0_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.144cm" svg:height="1cm" svg:x="1.528cm" svg:y="11.6cm">
          <text:p text:style-name="P4"><text:span text:style-name="T19">class_1_0_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.144cm" svg:height="1cm" svg:x="1.528cm" svg:y="12.6cm">
          <text:p text:style-name="P4"><text:span text:style-name="T19">teacher_1_0_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.144cm" svg:height="1cm" svg:x="1.528cm" svg:y="13.5cm">
          <text:p text:style-name="P4"><text:span text:style-name="T19">room_1_0_0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cm" svg:height="12.74cm" svg:x="19cm" svg:y="5cm">
          <draw:text-box>
            <text:p text:style-name="P8"><text:span text:style-name="T20">If you are on “class” wise timeTable, then each of the subject_i_j_k </text:span></text:p>
            <text:p text:style-name="P8"><text:span text:style-name="T20">contains a “select” box with all subjects filled in </text:span></text:p>
            <text:p text:style-name="P8"><text:span text:style-name="T16"/></text:p>
            <text:p text:style-name="P8"><text:span text:style-name="T20">After you select a subject the remaining fields get filled in dynamically using Javascript + D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.js: <text:s/>Main global variabl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helperTable</text:p>
                <text:list>
                  <text:list-item>
                    <text:p>An array of arrays which stores the entries of timeTable in a format that you see on screen</text:p>
                  </text:list-item>
                  <text:list-item>
                    <text:p>The ‘mainTimeTable’ is a symmetric array of arrays</text:p>
                    <text:list>
                      <text:list-item>
                        <text:p>But our timeTable is not symmetric !</text:p>
                      </text:list-item>
                      <text:list-item>
                        <text:p>helperTable is also asymetric and matches the timeTable </text:p>
                      </text:list-item>
                    </text:list>
                  </text:list-item>
                </text:list>
              </text:list-item>
              <text:list-item>
                <text:p>enabledRows</text:p>
                <text:list>
                  <text:list-item>
                    <text:p>Array</text:p>
                  </text:list-item>
                  <text:list-item>
                    <text:p>Decides which rows, out of row10, row11, etc. are to be displayed and which ones to be hidden</text:p>
                  </text:list-item>
                  <text:list-item>
                    <text:p>If there are no multiple entries on a day, then some rows should be hid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inTimeTable related function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reateTable()</text:p>
                <text:list>
                  <text:list-item>
                    <text:p>creates the empty ‘mainTimeTable()’ with all row<text:span text:style-name="T21">ij <text:s/></text:span><text:span text:style-name="T22">and </text:span><text:span text:style-name="T22">cell</text:span><text:span text:style-name="T21">_ijk</text:span><text:span text:style-name="T22"> <text:s/>and slottable</text:span><text:span text:style-name="T21">_ijk </text:span></text:p>
                  </text:list-item>
                  <text:list-item>
                    <text:p><text:span text:style-name="T22">Each of the cell_ <text:s/>and slottable_ <text:s/>has a proper ‘class’ </text:span><text:span text:style-name="T22">assigned so that the display can be controlled using CSS</text:span></text:p>
                  </text:list-item>
                  <text:list-item>
                    <text:p><text:span text:style-name="T22">Sets event handlers for drag and drop on slottable</text:span><text:span text:style-name="T21">_ijk</text:span></text:p>
                  </text:list-item>
                </text:list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inTimeTable related function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etPosition()</text:p>
                <text:list>
                  <text:list-item>
                    <text:p>A crucial function to determine where to display an Entry</text:p>
                  </text:list-item>
                  <text:list-item>
                    <text:p>finds empty position in helperTable</text:p>
                  </text:list-item>
                  <text:list-item>
                    <text:p>Enters a “timeTable” row in helperTable</text:p>
                  </text:list-item>
                  <text:list-item>
                    <text:p>changes Enabled Row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inTimeTable related function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23">fillTable2(): <text:s/>one of the lengthiest codes </text:span></text:p>
                <text:list>
                  <text:list-header>
                    <text:p><text:span text:style-name="T24">createTable() if asked for</text:span></text:p>
                    <text:p><text:span text:style-name="T24">initializeEnabledRowArray</text:span></text:p>
                  </text:list-header>
                </text:list>
              </text:list-item>
            </text:list>
            <text:p text:style-name="P14"><text:span text:style-name="T25">for each day</text:span></text:p>
            <text:p text:style-name="P14"><text:span text:style-name="T25"><text:s text:c="5"/></text:span><text:span text:style-name="T25">for each slot</text:span></text:p>
            <text:p text:style-name="P14"><text:span text:style-name="T26"><text:s text:c="11"/></text:span><text:span text:style-name="T26">get all Entries from timeTable for this day + slot</text:span></text:p>
            <text:p text:style-name="P15"><text:span text:style-name="T25"><text:s text:c="25"/></text:span><text:span text:style-name="T25">getposition() for each entry </text:span></text:p>
            <text:p text:style-name="P15"><text:span text:style-name="T25"><text:s text:c="25"/></text:span><text:span text:style-name="T27">fill in slottable_ijk <text:s text:c="2"/>with appropriate <text:s/></text:span></text:p>
            <text:p text:style-name="P15"><text:span text:style-name="T27"><text:s text:c="27"/>‘</text:span><text:span text:style-name="T27">select’ box depending on ‘type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happens when you click on something in select box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ubjectSelected()/roomSelected()/etc function is called. This function</text:p>
              </text:list-item>
              <text:list-item>
                <text:p>depending on the ‘type’</text:p>
                <text:list>
                  <text:list-item>
                    <text:p>sets the HTML for the next <text:s/>in the slottable_ijk</text:p>
                  </text:list-item>
                  <text:list-item>
                    <text:p>if it’s class table, batched subject, then select batch</text:p>
                  </text:list-item>
                  <text:list-item>
                    <text:p>if class table, non-batched subject, then select room</text:p>
                  </text:list-item>
                  <text:list-item>
                    <text:p>if teacher table, then select class, etc.</text:p>
                  </text:list-item>
                </text:list>
              </text:list-item>
              <text:list-item>
                <text:p>Now, on clicking an entry in this newly created select box, further select box can be sh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n finally clicking the “checkbox”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makeTimeTableEntry() is called, this function</text:p>
                <text:list>
                  <text:list-item>
                    <text:p>calls createTimeTableEntry(), which creates an object of timeTable row</text:p>
                  </text:list-item>
                  <text:list-item>
                    <text:p>then inserts this entry in the ‘timeTable’ array </text:p>
                    <text:list>
                      <text:list-item>
                        <text:p>a ‘dummy’ ttID is used here</text:p>
                      </text:list-item>
                      <text:list-item>
                        <text:p>Note: this is not good, the database could have given another ttID</text:p>
                      </text:list-item>
                    </text:list>
                  </text:list-item>
                  <text:list-item>
                    <text:p>sets dirtyTimeTable = tr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n clicking ‘save’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aveSnapShot() is called, this function</text:p>
              </text:list-item>
              <text:list-item>
                <text:p>sends entire ‘timeTable’ array to server (as JSON)</text:p>
                <text:list>
                  <text:list-item>
                    <text:p>Also sends classRoom, batchRoom, subjectRoom as they also need to be saved</text:p>
                  </text:list-item>
                  <text:list-item>
                    <text:p>Other tables, if you remember, are saved with each operation</text:p>
                  </text:list-item>
                </text:list>
              </text:list-item>
              <text:list-item>
                <text:p>the server receives an entire ‘timeTable’ table </text:p>
              </text:list-item>
              <text:list-item>
                <text:p>On server</text:p>
                <text:list>
                  <text:list-item>
                    <text:p>start transaction</text:p>
                  </text:list-item>
                  <text:list-item>
                    <text:p>delete all entries in existing snapshot’s timeTable</text:p>
                  </text:list-item>
                  <text:list-item>
                    <text:p>insert the entries you got just now (without using ttID)</text:p>
                  </text:list-item>
                  <text:list-item>
                    <text:p>end transaction</text:p>
                  </text:list-item>
                  <text:list-item>
                    <text:p>return </text:p>
                  </text:list-item>
                </text:list>
              </text:list-item>
              <text:list-item>
                <text:p>The ttIds on server and client are always out of sync! </text:p>
                <text:list>
                  <text:list-item>
                    <text:p>No harm so far!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n clicking ‘save as’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js: saveNewSnapshot() Time consuming. Why?</text:p>
              </text:list-item>
              <text:list-item>
                <text:p>timeTable is sent to server.</text:p>
              </text:list-item>
              <text:list-item>
                <text:p>New snapshot is created on server</text:p>
              </text:list-item>
              <text:list-item>
                <text:p>Every table in old snapshot is copied into new snapshot</text:p>
                <text:list>
                  <text:list-item>
                    <text:p>This is complicated as the single-level, double-level foreign keys means you have to run complex join queries to get data to be inserted in new snapshot</text:p>
                  </text:list-item>
                </text:list>
              </text:list-item>
              <text:list-item>
                <text:p>on return, in timeTable.js saveNewSnapshot()</text:p>
                <text:list>
                  <text:list-item>
                    <text:p>calls <text:s/>loadNewSnapshot() </text:p>
                    <text:list>
                      <text:list-item>
                        <text:p>Entire tables need to be reloaded in browser, from the new snapshot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<text:s/>other important function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earch()</text:p>
                <text:list>
                  <text:list-item>
                    <text:p>searches a table for one row, using criteria specified as multiple arguments, <text:s/>and returns it</text:p>
                  </text:list-item>
                </text:list>
              </text:list-item>
              <text:list-item>
                <text:p>searchMultipleRows</text:p>
                <text:list>
                  <text:list-item>
                    <text:p>searches a table for multiple rows, using criteria specified as multiple arguments, <text:s/>and returns <text:s/>all rows </text:p>
                  </text:list-item>
                </text:list>
              </text:list-item>
              <text:list-item>
                <text:p>get*() </text:p>
                <text:list>
                  <text:list-item>
                    <text:p>The set of getSomething() functions</text:p>
                  </text:list-item>
                  <text:list-item>
                    <text:p>Getting tables from the serve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<text:s/>other important function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reateOptionTag()</text:p>
                <text:list>
                  <text:list-item>
                    <text:p>In all select menu items, options are needed</text:p>
                  </text:list-item>
                  <text:list-item>
                    <text:p>This creates the option to be added to select menu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text-style-name="P16" draw:layer="layout" svg:width="26cm" svg:height="2.663cm" svg:x="1cm" svg:y="0.837cm" presentation:class="title" presentation:user-transformed="true">
          <draw:text-box>
            <text:p text:style-name="P16"><text:span text:style-name="T28">timeTable.js <text:s/>CHECKING OVERLAP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getEligibleBatches(), getEligibleRooms(), getEligibleClass(), getEligibleSubjects()</text:p>
                <text:list>
                  <text:list-item>
                    <text:p>Returns the list of batch/class/room/subject for making a select drop-down menu</text:p>
                  </text:list-item>
                  <text:list-item>
                    <text:p>They check for overlaps! </text:p>
                  </text:list-item>
                </text:list>
              </text:list-item>
              <text:list-item>
                <text:p>Functions called by these functions</text:p>
                <text:list>
                  <text:list-item>
                    <text:p>allEntriesAlreadyDoneForSubject <text:s/>subjectCantFitInRemainingSlots</text:p>
                  </text:list-item>
                  <text:list-item>
                    <text:p>teacherBusyInThisSlot <text:s text:c="6"/>roomBusyOnRoomPageInThisSlot</text:p>
                  </text:list-item>
                  <text:list-item>
                    <text:p>classBusyInThisSlot <text:s text:c="10"/>roomSmallOnRoomPageForThisClassOrBatch</text:p>
                  </text:list-item>
                  <text:list-item>
                    <text:p>BatchBusyInThisSlot <text:s text:c="8"/>overlappingBatchBusyInThisSlo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.js <text:s text:c="4"/>tracker/dashboard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 tracker functions handle the display of the dashboard()</text:p>
              </text:list-item>
              <text:list-item>
                <text:p>The dashboard is constructed dynamically using</text:p>
                <text:list>
                  <text:list-item>
                    <text:p>List of SCT/SBT entries available</text:p>
                  </text:list-item>
                  <text:list-item>
                    <text:p>Counting how many SCT/SBT entries are done from the ‘timeTable’ arr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1" presentation:presentation-page-layout-name="AL2T1">
        <office:forms form:automatic-focus="false" form:apply-design-mode="false"/>
        <draw:frame presentation:style-name="pr10" draw:layer="layout" svg:width="26cm" svg:height="2.663cm" svg:x="1cm" svg:y="10.5cm" presentation:class="title">
          <draw:text-box>
            <text:p>js/forms.js</text:p>
          </draw:text-box>
        </draw:frame>
        <draw:frame presentation:style-name="pr11" draw:layer="layout" svg:width="26cm" svg:height="5.5cm" svg:x="1cm" svg:y="14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functions in forms.j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r each input form displayed in ‘configuration’, e.g. ‘batch’</text:p>
                <text:list>
                  <text:list-item>
                    <text:p>batchForm(): creates the form page dynamically and sets event handlers on all buttons</text:p>
                  </text:list-item>
                  <text:list-item>
                    <text:p>batchInsert(): inserts an entry in DB, uses AJAX</text:p>
                  </text:list-item>
                  <text:list-item>
                    <text:p>batchUpdate(): updates an entry in DB, uses AJX</text:p>
                  </text:list-item>
                  <text:list-item>
                    <text:p>batchDelete(): deletes an entry in DB, uses AJA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functions in forms.j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ch update/delete/insert <text:s/>function</text:p>
                <text:list>
                  <text:list-item>
                    <text:p>Sends a query to server, using AJAX</text:p>
                  </text:list-item>
                  <text:list-item>
                    <text:p>waits for the response</text:p>
                  </text:list-item>
                  <text:list-item>
                    <text:p>depending on the response, makes suitable changes to arrays (like ‘teacher’, ‘batch’, etc.)</text:p>
                  </text:list-item>
                  <text:list-item>
                    <text:p>Also changes UI if needed, e.g. adding an entry to ‘teacher’ select-menu</text:p>
                  </text:list-item>
                  <text:list-item>
                    <text:p>Reload the tables if needed</text:p>
                    <text:list>
                      <text:list-item>
                        <text:p>if a teacher is deleted then ‘mainTimeTable’ needs to be redraw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functions in forms.j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 forms have same look and fill</text:p>
              </text:list-item>
              <text:list-item>
                <text:p>Common set of functions to generate the Forms</text:p>
                <text:list>
                  <text:list-item>
                    <text:p>insertHeaderRow() <text:s text:c="3"/>insertAddButton() <text:s text:c="6"/>insertDeleteButton() <text:s text:c="2"/>insertUpdateButton() <text:s text:c="2"/>insertTextColumn() <text:s text:c="3"/>insertSelectTag() <text:s text:c="3"/>insertInputBox() <text:s text:c="2"/>insertRow() <text:s text:c="5"/>insertCell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e74c3c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27ae60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22:12:31.093724247</meta:creation-date>
    <meta:editing-duration>PT6H26M20S</meta:editing-duration>
    <meta:editing-cycles>214</meta:editing-cycles>
    <meta:generator>LibreOffice/5.1.4.2$Linux_X86_64 LibreOffice_project/f99d75f39f1c57ebdd7ffc5f42867c12031db97a</meta:generator>
    <dc:date>2018-01-21T23:24:16.366396200</dc:date>
    <meta:document-statistic meta:object-count="292"/>
    <meta:template xlink:type="simple" xlink:actuate="onRequest" xlink:title="Midnightblue" xlink:href="../../../../../../../../usr/lib/libreoffice/share/template/common/presnt/Midnightblue.otp" meta:date="2018-01-16T22:12:30.6591384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